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4pt" fo:font-weight="bold" officeooo:rsid="0010ce07" officeooo:paragraph-rsid="0010ce0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0ce07" officeooo:paragraph-rsid="0010ce0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27e26" officeooo:paragraph-rsid="00127e2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2a23b" officeooo:paragraph-rsid="0012a23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49807" officeooo:paragraph-rsid="0014980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704e3" officeooo:paragraph-rsid="001704e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96bb2" officeooo:paragraph-rsid="00196bb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a64d6" officeooo:paragraph-rsid="001a64d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bf0ec" officeooo:paragraph-rsid="001bf0ec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DejaVu Sans Mono" fo:font-size="12pt" fo:font-weight="normal" officeooo:rsid="001dbffb" officeooo:paragraph-rsid="001dbff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dbffb" officeooo:paragraph-rsid="001dbff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style="normal" fo:font-weight="normal" officeooo:rsid="001dbffb" officeooo:paragraph-rsid="001dbff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style="normal" fo:font-weight="normal" officeooo:rsid="00218471" officeooo:paragraph-rsid="0021847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style="normal" fo:font-weight="normal" officeooo:rsid="00235c2f" officeooo:paragraph-rsid="00235c2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DejaVu Sans Mono" fo:font-size="14pt" fo:font-style="italic" fo:font-weight="bold" officeooo:rsid="00218471" officeooo:paragraph-rsid="00218471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bf0ec" officeooo:paragraph-rsid="001bf0e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24a025" officeooo:paragraph-rsid="0024a02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264140" officeooo:paragraph-rsid="00264140" style:font-size-asian="10.5pt" style:font-weight-asian="normal" style:font-size-complex="12pt" style:font-weight-complex="normal"/>
    </style:style>
    <style:style style:name="T1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 loext:opacity="100%" fo:font-style="normal" style:font-style-asian="normal" style:font-style-complex="normal"/>
    </style:style>
    <style:style style:name="T3" style:family="text">
      <style:text-properties officeooo:rsid="001f9648"/>
    </style:style>
    <style:style style:name="T4" style:family="text">
      <style:text-properties officeooo:rsid="0024a0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2"/>
      <text:p text:style-name="P2">$ docker container ls</text:p>
      <text:p text:style-name="P2">$ docker container ls -a</text:p>
      <text:p text:style-name="P2">$ docker container ls -q <text:tab/><text:tab/>// display only ID.</text:p>
      <text:p text:style-name="P2">$ docker container stats</text:p>
      <text:p text:style-name="P2">$ docker container top NAME</text:p>
      <text:p text:style-name="P2">$ docker container logs NAME </text:p>
      <text:p text:style-name="P2">$ docker container logs -f NAME</text:p>
      <text:p text:style-name="P2"/>
      <text:p text:style-name="P2">$ docker system info</text:p>
      <text:p text:style-name="P2">$ docker system events –since 60m</text:p>
      <text:p text:style-name="P3">$ docker system df</text:p>
      <text:p text:style-name="P3"/>
      <text:p text:style-name="P2">$ docker container pause NAME</text:p>
      <text:p text:style-name="P2">$ docker container unpause NAME</text:p>
      <text:p text:style-name="P2">$ docker container stop NAME</text:p>
      <text:p text:style-name="P2">$ docker container start NAME</text:p>
      <text:p text:style-name="P2">$ docker container kill --signal=9 NAME</text:p>
      <text:p text:style-name="P2">$ docker container rm NAME <text:tab/><text:tab/><text:tab/><text:tab/><text:tab/><text:tab/>//completely remove from host.</text:p>
      <text:p text:style-name="P2">$ docker container rm $(docker container stop NAME)</text:p>
      <text:p text:style-name="P2">$ docker container rm $(docker container ls -aq)</text:p>
      <text:p text:style-name="P2">$ docker container purne<text:tab/><text:tab/><text:tab/><text:tab/><text:tab/><text:tab/><text:tab/>//remove all stopped containers.</text:p>
      <text:p text:style-name="P2">$ docker container run –rm NAME expr 4 + 5 <text:tab/><text:tab/><text:tab/>// remove container as soos as it’s exist.</text:p>
      <text:p text:style-name="P2">$ docker container run –hostname ubt01 ubuntu<text:tab/><text:tab/>// set hostname.</text:p>
      <text:p text:style-name="P2"/>
      <text:p text:style-name="P2">$ docker container cp path/to/source.txt NAME:/etc/<text:tab/><text:tab/>// dest dir need to exist.</text:p>
      <text:p text:style-name="P11">$ docker container exec -it NAME /bin/sh</text:p>
      <text:p text:style-name="P11">$ docker container exec -it NAME printenv</text:p>
      <text:p text:style-name="P11">$ docker container exec -it NAME hostname</text:p>
      <text:p text:style-name="P2"/>
      <text:p text:style-name="P2">$ docker container run -p 80:5000 web<text:tab/><text:tab/><text:tab/><text:tab/>// can access port 80 from all network cards.</text:p>
      <text:p text:style-name="P2">$ docker container run -p 192.168.1.5:80:5000 web<text:tab/><text:tab/>// only access from that ip:port number.</text:p>
      <text:p text:style-name="P2">$ docker container run -p 127.0.0.1:80:5000 web<text:tab/><text:tab/>// only access from localhost.</text:p>
      <text:p text:style-name="P2"><text:soft-page-break/><text:s/></text:p>
      <text:p text:style-name="P2"/>
      <text:p text:style-name="P2"/>
      <text:p text:style-name="P2"/>
      <text:p text:style-name="P2"/>
      <text:p text:style-name="P2">Logging Drivers</text:p>
      <text:p text:style-name="P2">================</text:p>
      <text:p text:style-name="P2"/>
      <text:p text:style-name="P2">store log in /var/lib/docker/containers/ID/ID-json.log</text:p>
      <text:p text:style-name="P2"/>
      <text:p text:style-name="P2">docker system info | grep -i -A 7 logging <text:tab/>// see other logging driver.</text:p>
      <text:p text:style-name="P2"/>
      <text:p text:style-name="P2"># sudo vim /etc/docker/daemon.json</text:p>
      <text:p text:style-name="P2">{</text:p>
      <text:p text:style-name="P2"><text:s text:c="2"/>"debug": false</text:p>
      <text:p text:style-name="P2"><text:s text:c="2"/>"log-driver": "awslogs"</text:p>
      <text:p text:style-name="P2"><text:s text:c="2"/>“log-opt”: {</text:p>
      <text:p text:style-name="P2"><text:s text:c="5"/>“awslogs-region”: “us-east-1”</text:p>
      <text:p text:style-name="P2">}</text:p>
      <text:p text:style-name="P2"/>
      <text:p text:style-name="P2">}</text:p>
      <text:p text:style-name="P2"/>
      <text:p text:style-name="P3">$ docker search nginx</text:p>
      <text:p text:style-name="P3">$ docker search nginx –limit 2</text:p>
      <text:p text:style-name="P3">$ docker search –filter stars=10 nginx</text:p>
      <text:p text:style-name="P3">$ docker search –filter is-official=true nginx</text:p>
      <text:p text:style-name="P3"/>
      <text:p text:style-name="P3">login</text:p>
      <text:p text:style-name="P3">======</text:p>
      <text:p text:style-name="P3"/>
      <text:p text:style-name="P3">$ docker login docker.io</text:p>
      <text:p text:style-name="P3">$ docker login gcr.io</text:p>
      <text:p text:style-name="P3"/>
      <text:p text:style-name="P3"/>
      <text:p text:style-name="P3"><text:soft-page-break/>$ docker image ls</text:p>
      <text:p text:style-name="P3">$ docker image tag nginx:latest myiamgename:mytag</text:p>
      <text:p text:style-name="P3">$ docker image ls</text:p>
      <text:p text:style-name="P3">$ docker image history NAME</text:p>
      <text:p text:style-name="P3">$ docker image inspect NAME</text:p>
      <text:p text:style-name="P3">$ docker image inspect nginx -f '{{.Os}}'</text:p>
      <text:p text:style-name="P3">$ docker image inspect nginx -f '{{.Architecture}}'</text:p>
      <text:p text:style-name="P3">$ docker image save nginx:latest -o mynginx.tar</text:p>
      <text:p text:style-name="P3">$ docker image load -i mynginx.tar</text:p>
      <text:p text:style-name="P3">$ docker export NAME mycontainer.tar</text:p>
      <text:p text:style-name="P3">$ docker image import mycontiner.tar newimage:latest</text:p>
      <text:p text:style-name="P3"/>
      <text:p text:style-name="P3"/>
      <text:p text:style-name="P3">$ docker build . -f Dockerfile -t anco/nginx:latest</text:p>
      <text:p text:style-name="P3"/>
      <text:p text:style-name="P4">$ docker container commit ID NEW_IMAGE:TAG</text:p>
      <text:p text:style-name="P5">$ docker build . -t NEW_IMAGE:TAG</text:p>
      <text:p text:style-name="P5">$ docker build -f mydockerfile.dev -t NEW_IMAGE:TAG</text:p>
      <text:p text:style-name="P5"/>
      <text:p text:style-name="P6">$ docker network create –driver bridge –subnet 192.168.0.0/24 NAME</text:p>
      <text:p text:style-name="P6">$ docker network ls</text:p>
      <text:p text:style-name="P6">$ dokcer network inspect NAME</text:p>
      <text:p text:style-name="P6">$ docker network rm NAME</text:p>
      <text:p text:style-name="P6">$ docker network prue</text:p>
      <text:p text:style-name="P6"/>
      <text:p text:style-name="P7">$ docker volume ls</text:p>
      <text:p text:style-name="P7">$ docker volume create vol01</text:p>
      <text:p text:style-name="P7">$ docker container run –mount source=vol01,destination=/usr/share/ techwithnc/busybox:1.0</text:p>
      <text:p text:style-name="P7">$ docker container run –mount source=vol01,destination=/usr/share/,readonly techwithnc/busybox:1.0</text:p>
      <text:p text:style-name="P8">$ docker container run –mount type=bind,source=/path/on/host,destination=/usr/share busybox:1.0</text:p>
      <text:p text:style-name="P8"/>
      <text:p text:style-name="P8"/>
      <text:p text:style-name="P9">$ docker compose up -d <text:s text:c="4"/>// <text:span text:style-name="T4">default config file name is docker-compse.yml.no need to mention it.</text:span></text:p>
      <text:p text:style-name="P9">$ docker compose down</text:p>
      <text:p text:style-name="P18"><text:soft-page-break/>$ docker compose -p PROJECT_NAME up -d</text:p>
      <text:p text:style-name="P18">$ docker compose -p PROJECT_NAME down</text:p>
      <text:p text:style-name="P17">$ docker compose -f NEW_DOCKER_COMPOSE.yml <text:s/>up -d</text:p>
      <text:p text:style-name="P17">$ docker compose -f NEW_DOCKER_COMPOSE.yml down</text:p>
      <text:p text:style-name="P18">$ docker compose ls</text:p>
      <text:p text:style-name="P18">$ docker compose ps</text:p>
      <text:p text:style-name="P18">$ </text:p>
      <text:p text:style-name="P9"/>
      <text:p text:style-name="P11">how to set up allowing docker daemon connect from anther host.</text:p>
      <text:p text:style-name="P11">###############################################################</text:p>
      <text:p text:style-name="P11"/>
      <text:p text:style-name="P11">! edite service file on docker daemon host.</text:p>
      <text:p text:style-name="P11"><text:span text:style-name="T3">{</text:span>/lib/systemd/system/docker.service<text:span text:style-name="T3">}</text:span></text:p>
      <text:p text:style-name="P10"><text:span text:style-name="Source_20_Text"/></text:p>
      <text:p text:style-name="P10"><text:span text:style-name="Source_20_Text"><text:tab/></text:span><text:span text:style-name="Source_20_Text"><text:span text:style-name="T1">ExecStart=/usr/bin/dockerd -H fd:// -H tcp://0.0.0.0:2375</text:span></text:span></text:p>
      <text:p text:style-name="P10"><text:span text:style-name="Source_20_Text"/></text:p>
      <text:p text:style-name="P10"><text:span text:style-name="Source_20_Text"><text:span text:style-name="T2">!! Add environment this variable to remote host.</text:span></text:span></text:p>
      <text:p text:style-name="P10"><text:span text:style-name="Source_20_Text"><text:span text:style-name="T2"><text:tab/></text:span></text:span></text:p>
      <text:p text:style-name="P11"><text:tab/><text:span text:style-name="T1">export DOCKER_HOST=tcp://192.168.20.234:2375</text:span></text:p>
      <text:p text:style-name="P11"/>
      <text:p text:style-name="P12">docker <text:span text:style-name="T1">-H tcp://192.168.20.233:2357</text:span> system info</text:p>
      <text:p text:style-name="P12"/>
      <text:p text:style-name="P15">docker swarm</text:p>
      <text:p text:style-name="P15"/>
      <text:p text:style-name="P13"/>
      <text:p text:style-name="P13">$ docker swarm init</text:p>
      <text:p text:style-name="P13">$ docker swarm join-token worker</text:p>
      <text:p text:style-name="P13">$ docker swarm join-token manager</text:p>
      <text:p text:style-name="P13"/>
      <text:p text:style-name="P13">$ docker node ls</text:p>
      <text:p text:style-name="P14">$ docker node inspect node01 –pretty</text:p>
      <text:p text:style-name="P14"/>
      <text:p text:style-name="P13">nodes &gt; manager node and worker node.</text:p>
      <text:p text:style-name="P13"/>
      <text:p text:style-name="P14"><text:soft-page-break/>$ docker service update –update-delay 60s svc01</text:p>
      <text:p text:style-name="P14">$ docker service update –update-parallelism 3 –image NAME svc01</text:p>
      <text:p text:style-name="P14">$ docker service update –update-failure-action pause|continue|rollback –image NAME svc01</text:p>
      <text:p text:style-name="P14"/>
      <text:p text:style-name="P14">$ docker service update –config-rm cfg01 svc01</text:p>
      <text:p text:style-name="P14">$ docker service update –config-rm cfg01 –config-add cfg02 svc01</text:p>
      <text:p text:style-name="P14"/>
      <text:p text:style-name="P14">$ docker network create –driver overlay –subnet x.x.x.x/16 net_oly01</text:p>
      <text:p text:style-name="P14">$ docker network create –dirver overlay –attachable net_oly01</text:p>
      <text:p text:style-name="P14">$ docker network create –driver overlay –opt encrypted net_oly01 <text:tab/>// also encrypted app data.</text:p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30:40.040584185</meta:creation-date>
    <dc:date>2023-06-14T15:22:18.707479024</dc:date>
    <meta:editing-duration>P1DT8H18M1S</meta:editing-duration>
    <meta:editing-cycles>14</meta:editing-cycles>
    <meta:generator>LibreOffice/7.5.3.2$Linux_X86_64 LibreOffice_project/9f56dff12ba03b9acd7730a5a481eea045e468f3</meta:generator>
    <meta:document-statistic meta:table-count="0" meta:image-count="0" meta:object-count="0" meta:page-count="5" meta:paragraph-count="108" meta:word-count="631" meta:character-count="4252" meta:non-whitespace-character-count="3680"/>
  </office:meta>
</office:document-meta>
</file>